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44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Redes de Computadores I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mo a Internet chega nas nossas casa?</text:p>
              </text:list-item>
              <text:list-item>
                <text:p>Conceitos básicos</text:p>
              </text:list-item>
              <text:list-item>
                <text:p>Comandos essenci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guns termos import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ckbone: Interconexão de alta velocidade. Vem do inglês: “espinha dorsal”</text:p>
              </text:list-item>
              <text:list-item>
                <text:p>ISP (Internet Service Provider): Provedor de Internet</text:p>
              </text:list-item>
              <text:list-item>
                <text:p>Última milha: Parte da rede que conecta o ISP à nossa ca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guns backbones no Brasi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slideplayer.com.br/slide/1271529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ivro de referênc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Redes de computadores”, Andrew Tanenbaum</text:p>
              </text:list-item>
              <text:list-item>
                <text:p>Ver slides Tanenba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r que usamos comando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ão rápidos de executar</text:p>
              </text:list-item>
              <text:list-item>
                <text:p>Mudam menos com o tempo</text:p>
              </text:list-item>
              <text:list-item>
                <text:p>Mais fáceis de automatiz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Abrindo o prompt do Window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bra o prompt de comando</text:p>
                <text:list>
                  <text:list-item>
                    <text:p>Procure por “prompt” na busca do Windows</text:p>
                    <text:p>ou</text:p>
                  </text:list-item>
                  <text:list-item>
                    <text:p>1º Windows + R</text:p>
                  </text:list-item>
                  <text:list-item>
                    <text:p>2º Na caixa que irá aparecer digite “cmd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omandos essenciai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pconfig (mostra configurações de rede)</text:p>
              </text:list-item>
              <text:list-item>
                <text:p>ping (testa conexão)</text:p>
              </text:list-item>
              <text:list-item>
                <text:p>nslookup (Converte nomes em IP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Status das redes globais e brasileiras”</text:p>
                <text:list>
                  <text:list-item>
                    <text:p>https://slideplayer.com.br/slide/1271529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9H15M11S</meta:editing-duration>
    <meta:editing-cycles>44</meta:editing-cycles>
    <meta:generator>LibreOffice/7.3.7.2$Linux_X86_64 LibreOffice_project/30$Build-2</meta:generator>
    <dc:title>Impress</dc:title>
    <dc:date>2025-04-03T19:22:33.874803900</dc:date>
    <dc:creator>Vinícius Alves Hax</dc:creator>
    <meta:document-statistic meta:object-count="70"/>
  </office:meta>
</office:document-meta>
</file>